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3" table:style-name="ce11"/>
          <table:table-cell table:style-name="ce16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style-name="ce15"/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78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/>
      <number:text>:</number:text>
      <number:minutes number:style="long"/>
    </number:tim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21T01:22:11Z</dc:date>
    <meta:editing-cycles>61</meta:editing-cycles>
    <meta:editing-duration>PT26313S</meta:editing-duration>
  </office:meta>
</office:document-meta>
</file>